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3cm" table:align="left"/>
    </style:style>
    <style:style style:name="Tabela1.A" style:family="table-column">
      <style:table-column-properties style:column-width="3.978cm"/>
    </style:style>
    <style:style style:name="Tabela1.B" style:family="table-column">
      <style:table-column-properties style:column-width="11.32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. A seguir está o <text:span text:style-name="Strong_20_Emphasis">design técnico completo do novo agente “AgentBuilder”</text:span>, cujo propósito é <text:span text:style-name="Strong_20_Emphasis">criar e registrar novos agentes personalizados dentro do EIAH</text:span>, aproveitando integralmente o modelo híbrido v2 (systemPrompt + instructions + actions).</text:p>
      <text:p text:style-name="Horizontal_20_Line"/>
      <text:h text:style-name="Heading_20_2" text:outline-level="2">🧠 1. Conceito</text:h>
      <text:p text:style-name="Text_20_body"><text:span text:style-name="Strong_20_Emphasis">AgentBuilder</text:span> é um agente meta-cognitivo — ele <text:span text:style-name="Strong_20_Emphasis">cria, configura e publica novos agentes</text:span> sob demanda de usuários, usando linguagem natural e estrutura técnica validada.</text:p>
      <text:p text:style-name="Text_20_body">Funções-chave:</text:p>
      <text:list xml:id="list3259639910" text:style-name="L1">
        <text:list-item>
          <text:p text:style-name="P3">Interpreta a descrição do usuário (ex: “quero um agente para revisar contratos”)</text:p>
        </text:list-item>
        <text:list-item>
          <text:p text:style-name="P3">Gera o <text:span text:style-name="Source_20_Text">AgentProfile</text:span> (id, nome, modelo, basePrompt, tools, actions)</text:p>
        </text:list-item>
        <text:list-item>
          <text:p text:style-name="P3">Valida sintaxe, evita duplicatas e persiste no banco (<text:span text:style-name="Source_20_Text">agent_profile</text:span>)</text:p>
        </text:list-item>
        <text:list-item>
          <text:p text:style-name="P3">Opcionalmente gera o registro <text:span text:style-name="Source_20_Text">project_agent_config</text:span> se for um agente privado</text:p>
        </text:list-item>
        <text:list-item>
          <text:p text:style-name="P3">Retorna o código TypeScript ou preview JSON ao usuário</text:p>
        </text:list-item>
      </text:list>
      <text:p text:style-name="Horizontal_20_Line"/>
      <text:h text:style-name="Heading_20_2" text:outline-level="2">🧩 2. Arquitetura (Mermaid)</text:h>
      <text:p text:style-name="P1"><text:span text:style-name="Source_20_Text">flowchart TD</text:span></text:p>
      <text:p text:style-name="P1"><text:span text:style-name="Source_20_Text"><text:s text:c="4"/>U[Usuário cria agente via UI] --&gt; ABQ[AgentBuilder Query]</text:span></text:p>
      <text:p text:style-name="P1"><text:span text:style-name="Source_20_Text"><text:s text:c="4"/>ABQ --&gt;|Prompt + parâmetros| RW[runWorker.ts]</text:span></text:p>
      <text:p text:style-name="P1"><text:span text:style-name="Source_20_Text"><text:s text:c="4"/>RW --&gt; AB[AgentBuilder AgentProfileSeed]</text:span></text:p>
      <text:p text:style-name="P1"><text:span text:style-name="Source_20_Text"><text:s text:c="4"/>AB --&gt; EX[simpleExecutor.ts]</text:span></text:p>
      <text:p text:style-name="P1"><text:span text:style-name="Source_20_Text"><text:s text:c="4"/>EX --&gt; OAI[(OpenAI GPT-4.1)]</text:span></text:p>
      <text:p text:style-name="P1"><text:span text:style-name="Source_20_Text"><text:s text:c="4"/>EX --&gt; JIT[Validator / Schema Actions]</text:span></text:p>
      <text:p text:style-name="P1"><text:span text:style-name="Source_20_Text"><text:s text:c="4"/>JIT --&gt; DB[(Postgres - agent_profile)]</text:span></text:p>
      <text:p text:style-name="P1"><text:span text:style-name="Source_20_Text"><text:s text:c="4"/>DB --&gt; Cache[(Redis Cache)]</text:span></text:p>
      <text:p text:style-name="P1"><text:span text:style-name="Source_20_Text"><text:s text:c="4"/>EX --&gt;|Confirmação| RW</text:span></text:p>
      <text:p text:style-name="P2"><text:span text:style-name="Source_20_Text"><text:s text:c="4"/>RW --&gt;|Retorna ID e código do novo agente| U</text:span></text:p>
      <text:p text:style-name="Horizontal_20_Line"/>
      <text:h text:style-name="Heading_20_2" text:outline-level="2">🧱 3. Estrutura de banco (mesma base v2)</text:h>
      <text:p text:style-name="Text_20_body">Usa as tabelas existentes:</text:p>
      <text:list xml:id="list2118803172" text:style-name="L2">
        <text:list-item>
          <text:p text:style-name="P4"><text:span text:style-name="Source_20_Text">agent_profile</text:span></text:p>
        </text:list-item>
        <text:list-item>
          <text:p text:style-name="P4"><text:span text:style-name="Source_20_Text">project_agent_config</text:span></text:p>
        </text:list-item>
      </text:list>
      <text:p text:style-name="Text_20_body">Com novos campos opcionais:</text:p>
      <text:p text:style-name="P1"><text:span text:style-name="Source_20_Text">ALTER TABLE agent_profile ADD COLUMN created_by UUID REFERENCES user(id);</text:span></text:p>
      <text:p text:style-name="P2"><text:span text:style-name="Source_20_Text">ALTER TABLE agent_profile ADD COLUMN visibility TEXT DEFAULT 'private'; -- 'private' | 'public'</text:span></text:p>
      <text:p text:style-name="Horizontal_20_Line"/>
      <text:h text:style-name="Heading_20_2" text:outline-level="2"><text:soft-page-break/>⚙️ 4. Código-base do agente <text:span text:style-name="Source_20_Text">AgentBuilder</text:span></text:h>
      <text:p text:style-name="Text_20_body"><text:span text:style-name="Source_20_Text">apps/api/src/agents/agentBuilder.ts</text:span></text:p>
      <text:p text:style-name="P1"><text:span text:style-name="Source_20_Text">import { AgentProfileSeed } from "./types";</text:span></text:p>
      <text:p text:style-name="P1"/>
      <text:p text:style-name="P1"><text:span text:style-name="Source_20_Text">export const agentBuilder: AgentProfileSeed = {</text:span></text:p>
      <text:p text:style-name="P1"><text:span text:style-name="Source_20_Text"><text:s text:c="2"/>id: "AgentBuilder",</text:span></text:p>
      <text:p text:style-name="P1"><text:span text:style-name="Source_20_Text"><text:s text:c="2"/>name: "Agent Builder",</text:span></text:p>
      <text:p text:style-name="P1"><text:span text:style-name="Source_20_Text"><text:s text:c="2"/>model: "gpt-4.1",</text:span></text:p>
      <text:p text:style-name="P1"><text:span text:style-name="Source_20_Text"><text:s text:c="2"/>description: "Cria, configura e publica novos agentes personalizados dentro do EIAH.",</text:span></text:p>
      <text:p text:style-name="P1"><text:span text:style-name="Source_20_Text"><text:s text:c="2"/>systemPrompt: `</text:span></text:p>
      <text:p text:style-name="P1"><text:span text:style-name="Source_20_Text">Você é o AgentBuilder, um agente criador de agentes do ecossistema EIAH.</text:span></text:p>
      <text:p text:style-name="P1"/>
      <text:p text:style-name="P1"><text:span text:style-name="Source_20_Text">Função:</text:span></text:p>
      <text:p text:style-name="P1"><text:span text:style-name="Source_20_Text">- Interpretar a descrição e os objetivos do usuário.</text:span></text:p>
      <text:p text:style-name="P1"><text:span text:style-name="Source_20_Text">- Gerar o objeto AgentProfile completo em JSON válido.</text:span></text:p>
      <text:p text:style-name="P1"><text:span text:style-name="Source_20_Text">- Validar consistência (id, model, basePrompt, tools, actions).</text:span></text:p>
      <text:p text:style-name="P1"><text:span text:style-name="Source_20_Text">- Persistir o agente via action 'create_agent_profile'.</text:span></text:p>
      <text:p text:style-name="P1"><text:span text:style-name="Source_20_Text">- Retornar resumo e instruções de uso.</text:span></text:p>
      <text:p text:style-name="P1"/>
      <text:p text:style-name="P1"><text:span text:style-name="Source_20_Text">Formato de saída:</text:span></text:p>
      <text:p text:style-name="P1"><text:span text:style-name="Source_20_Text">{</text:span></text:p>
      <text:p text:style-name="P1"><text:span text:style-name="Source_20_Text"><text:s text:c="2"/>"id": "...",</text:span></text:p>
      <text:p text:style-name="P1"><text:span text:style-name="Source_20_Text"><text:s text:c="2"/>"name": "...",</text:span></text:p>
      <text:p text:style-name="P1"><text:span text:style-name="Source_20_Text"><text:s text:c="2"/>"model": "gpt-4o-mini | gpt-4.1",</text:span></text:p>
      <text:p text:style-name="P1"><text:span text:style-name="Source_20_Text"><text:s text:c="2"/>"basePrompt": "...",</text:span></text:p>
      <text:p text:style-name="P1"><text:span text:style-name="Source_20_Text"><text:s text:c="2"/>"tools": [],</text:span></text:p>
      <text:p text:style-name="P1"><text:span text:style-name="Source_20_Text"><text:s text:c="2"/>"defaultActions": []</text:span></text:p>
      <text:p text:style-name="P1"><text:span text:style-name="Source_20_Text">}</text:span></text:p>
      <text:p text:style-name="P1"><text:span text:style-name="Source_20_Text">Responda sempre em JSON válido.`,</text:span></text:p>
      <text:p text:style-name="P1"><text:span text:style-name="Source_20_Text"><text:s text:c="2"/>tools: ["create_agent_profile"],</text:span></text:p>
      <text:p text:style-name="P2"><text:span text:style-name="Source_20_Text">};</text:span></text:p>
      <text:p text:style-name="Horizontal_20_Line"/>
      <text:h text:style-name="Heading_20_2" text:outline-level="2">🔌 5. Action associada</text:h>
      <text:p text:style-name="Text_20_body"><text:span text:style-name="Source_20_Text">apps/api/src/agents/actions/createAgentProfile.ts</text:span></text:p>
      <text:p text:style-name="P1"><text:span text:style-name="Source_20_Text">import { AgentAction } from "../types";</text:span></text:p>
      <text:p text:style-name="P1"/>
      <text:p text:style-name="P1"><text:span text:style-name="Source_20_Text">export const createAgentProfile: AgentAction = {</text:span></text:p>
      <text:p text:style-name="P1"><text:span text:style-name="Source_20_Text"><text:s text:c="2"/>id: "create_agent_profile",</text:span></text:p>
      <text:p text:style-name="P1"><text:span text:style-name="Source_20_Text"><text:s text:c="2"/>name: "Criar agente no registro EIAH",</text:span></text:p>
      <text:p text:style-name="P1"><text:span text:style-name="Source_20_Text"><text:s text:c="2"/>description: "Registra novo agente com base nos dados gerados pelo AgentBuilder.",</text:span></text:p>
      <text:p text:style-name="P1"><text:span text:style-name="Source_20_Text"><text:s text:c="2"/>endpoint: "/api/agents/create",</text:span></text:p>
      <text:p text:style-name="P1"><text:span text:style-name="Source_20_Text"><text:s text:c="2"/>method: "POST",</text:span></text:p>
      <text:p text:style-name="P1"><text:span text:style-name="Source_20_Text"><text:s text:c="2"/>parameters: {</text:span></text:p>
      <text:p text:style-name="P1"><text:span text:style-name="Source_20_Text"><text:s text:c="4"/>name: "string",</text:span></text:p>
      <text:p text:style-name="P1"><text:span text:style-name="Source_20_Text"><text:s text:c="4"/>model: "string",</text:span></text:p>
      <text:p text:style-name="P1"><text:span text:style-name="Source_20_Text"><text:s text:c="4"/>basePrompt: "string",</text:span></text:p>
      <text:p text:style-name="P1"><text:span text:style-name="Source_20_Text"><text:s text:c="4"/>tools: "array",</text:span></text:p>
      <text:p text:style-name="P1"><text:span text:style-name="Source_20_Text"><text:s text:c="4"/>defaultActions: "array",</text:span></text:p>
      <text:p text:style-name="P1"><text:span text:style-name="Source_20_Text"><text:s text:c="2"/>},</text:span></text:p>
      <text:p text:style-name="P2"><text:span text:style-name="Source_20_Text">};</text:span></text:p>
      <text:p text:style-name="Horizontal_20_Line"/>
      <text:h text:style-name="Heading_20_2" text:outline-level="2"><text:soft-page-break/>🌐 6. Endpoint backend</text:h>
      <text:p text:style-name="Text_20_body"><text:span text:style-name="Source_20_Text">apps/api/src/routes/agents/create.ts</text:span></text:p>
      <text:p text:style-name="P1"><text:span text:style-name="Source_20_Text">import { prisma } from "@/db";</text:span></text:p>
      <text:p text:style-name="P1"><text:span text:style-name="Source_20_Text">import { z } from "zod";</text:span></text:p>
      <text:p text:style-name="P1"/>
      <text:p text:style-name="P1"><text:span text:style-name="Source_20_Text">const schema = z.object({</text:span></text:p>
      <text:p text:style-name="P1"><text:span text:style-name="Source_20_Text"><text:s text:c="2"/>id: z.string().optional(),</text:span></text:p>
      <text:p text:style-name="P1"><text:span text:style-name="Source_20_Text"><text:s text:c="2"/>name: z.string(),</text:span></text:p>
      <text:p text:style-name="P1"><text:span text:style-name="Source_20_Text"><text:s text:c="2"/>model: z.string(),</text:span></text:p>
      <text:p text:style-name="P1"><text:span text:style-name="Source_20_Text"><text:s text:c="2"/>basePrompt: z.string(),</text:span></text:p>
      <text:p text:style-name="P1"><text:span text:style-name="Source_20_Text"><text:s text:c="2"/>tools: z.array(z.string()).optional(),</text:span></text:p>
      <text:p text:style-name="P1"><text:span text:style-name="Source_20_Text"><text:s text:c="2"/>defaultActions: z.array(z.any()).optional(),</text:span></text:p>
      <text:p text:style-name="P1"><text:span text:style-name="Source_20_Text"><text:s text:c="2"/>createdBy: z.string().optional(),</text:span></text:p>
      <text:p text:style-name="P1"><text:span text:style-name="Source_20_Text">});</text:span></text:p>
      <text:p text:style-name="P1"/>
      <text:p text:style-name="P1"><text:span text:style-name="Source_20_Text">export async function POST(req, res) {</text:span></text:p>
      <text:p text:style-name="P1"><text:span text:style-name="Source_20_Text"><text:s text:c="2"/>const data = schema.parse(await req.json());</text:span></text:p>
      <text:p text:style-name="P1"/>
      <text:p text:style-name="P1"><text:span text:style-name="Source_20_Text"><text:s text:c="2"/>const id = data.id ?? data.name.toLowerCase().replace(/\s+/g, "-");</text:span></text:p>
      <text:p text:style-name="P1"/>
      <text:p text:style-name="P1"><text:span text:style-name="Source_20_Text"><text:s text:c="2"/>const existing = await prisma.agent_profile.findUnique({ where: { id } });</text:span></text:p>
      <text:p text:style-name="P1"><text:span text:style-name="Source_20_Text"><text:s text:c="2"/>if (existing) return res.status(400).json({ error: "Agent ID já existe." });</text:span></text:p>
      <text:p text:style-name="P1"/>
      <text:p text:style-name="P1"><text:span text:style-name="Source_20_Text"><text:s text:c="2"/>const result = await prisma.agent_profile.create({</text:span></text:p>
      <text:p text:style-name="P1"><text:span text:style-name="Source_20_Text"><text:s text:c="4"/>data: {</text:span></text:p>
      <text:p text:style-name="P1"><text:span text:style-name="Source_20_Text"><text:s text:c="6"/>id,</text:span></text:p>
      <text:p text:style-name="P1"><text:span text:style-name="Source_20_Text"><text:s text:c="6"/>name: data.name,</text:span></text:p>
      <text:p text:style-name="P1"><text:span text:style-name="Source_20_Text"><text:s text:c="6"/>model: data.model,</text:span></text:p>
      <text:p text:style-name="P1"><text:span text:style-name="Source_20_Text"><text:s text:c="6"/>base_prompt: data.basePrompt,</text:span></text:p>
      <text:p text:style-name="P1"><text:span text:style-name="Source_20_Text"><text:s text:c="6"/>tools: data.tools || [],</text:span></text:p>
      <text:p text:style-name="P1"><text:span text:style-name="Source_20_Text"><text:s text:c="6"/>default_actions: data.defaultActions || [],</text:span></text:p>
      <text:p text:style-name="P1"><text:span text:style-name="Source_20_Text"><text:s text:c="6"/>created_by: data.createdBy || null,</text:span></text:p>
      <text:p text:style-name="P1"><text:span text:style-name="Source_20_Text"><text:s text:c="6"/>visibility: "private",</text:span></text:p>
      <text:p text:style-name="P1"><text:span text:style-name="Source_20_Text"><text:s text:c="4"/>},</text:span></text:p>
      <text:p text:style-name="P1"><text:span text:style-name="Source_20_Text"><text:s text:c="2"/>});</text:span></text:p>
      <text:p text:style-name="P1"/>
      <text:p text:style-name="P1"><text:span text:style-name="Source_20_Text"><text:s text:c="2"/>res.json({ status: "ok", id: result.id });</text:span></text:p>
      <text:p text:style-name="P2"><text:span text:style-name="Source_20_Text">}</text:span></text:p>
      <text:p text:style-name="Horizontal_20_Line"/>
      <text:h text:style-name="Heading_20_2" text:outline-level="2">🧩 7. Execução via <text:span text:style-name="Source_20_Text">runWorker.ts</text:span></text:h>
      <text:p text:style-name="P1"><text:span text:style-name="Source_20_Text">if (input.agentId === "AgentBuilder") {</text:span></text:p>
      <text:p text:style-name="P1"><text:span text:style-name="Source_20_Text"><text:s text:c="2"/>// pipeline especial: o output JSON gera um novo agente</text:span></text:p>
      <text:p text:style-name="P1"><text:span text:style-name="Source_20_Text"><text:s text:c="2"/>const response = await callOpenAI(...);</text:span></text:p>
      <text:p text:style-name="P1"><text:span text:style-name="Source_20_Text"><text:s text:c="2"/>const newAgent = JSON.parse(response.content);</text:span></text:p>
      <text:p text:style-name="P1"><text:span text:style-name="Source_20_Text"><text:s text:c="2"/>await executeAction("create_agent_profile", newAgent);</text:span></text:p>
      <text:p text:style-name="P1"><text:span text:style-name="Source_20_Text"><text:s text:c="2"/>return { message: `Agente ${newAgent.name} criado com sucesso!`, ...newAgent };</text:span></text:p>
      <text:p text:style-name="P2"><text:span text:style-name="Source_20_Text">}</text:span></text:p>
      <text:p text:style-name="Horizontal_20_Line"/>
      <text:h text:style-name="Heading_20_2" text:outline-level="2">🖥️ 8. UI Web (conceito)</text:h>
      <text:p text:style-name="Text_20_body">Rotas:</text:p>
      <text:list xml:id="list1585255262" text:style-name="L3">
        <text:list-item>
          <text:p text:style-name="P5"><text:soft-page-break/><text:span text:style-name="Source_20_Text">/app/agents/create</text:span> → formulário (“Nome”, “Objetivo”, “Tipo de modelo”, “Ferramentas”)</text:p>
        </text:list-item>
        <text:list-item>
          <text:p text:style-name="P5">Preview JSON → botão “Publicar agente”</text:p>
        </text:list-item>
        <text:list-item>
          <text:p text:style-name="P5">Feedback com ID e link <text:span text:style-name="Source_20_Text">/app/agents/:id</text:span></text:p>
        </text:list-item>
      </text:list>
      <text:p text:style-name="Horizontal_20_Line"/>
      <text:h text:style-name="Heading_20_2" text:outline-level="2">📊 9. Observabilidade</text:h>
      <text:p text:style-name="Text_20_body">Cada criação gera log:</text:p>
      <text:p text:style-name="P1"><text:span text:style-name="Source_20_Text">{</text:span></text:p>
      <text:p text:style-name="P1"><text:span text:style-name="Source_20_Text"><text:s text:c="2"/>"event": "agent_created",</text:span></text:p>
      <text:p text:style-name="P1"><text:span text:style-name="Source_20_Text"><text:s text:c="2"/>"agent_id": "contract-reviewer",</text:span></text:p>
      <text:p text:style-name="P1"><text:span text:style-name="Source_20_Text"><text:s text:c="2"/>"created_by": "user-uuid",</text:span></text:p>
      <text:p text:style-name="P1"><text:span text:style-name="Source_20_Text"><text:s text:c="2"/>"timestamp": "2025-11-04T23:00:00Z"</text:span></text:p>
      <text:p text:style-name="P2"><text:span text:style-name="Source_20_Text">}</text:span></text:p>
      <text:p text:style-name="Horizontal_20_Line"/>
      <text:h text:style-name="Heading_20_2" text:outline-level="2">✅ 10. Benefícios</text:h>
      <table:table table:name="Tabela1" table:style-name="Tabela1">
        <table:table-column table:style-name="Tabela1.A"/>
        <table:table-column table:style-name="Tabela1.B"/>
        <table:table-header-rows>
          <table:table-row table:style-name="TableLine2717501898928">
            <table:table-cell table:style-name="Tabela1.A1" office:value-type="string">
              <text:p text:style-name="Table_20_Heading">Dimensão</text:p>
            </table:table-cell>
            <table:table-cell table:style-name="Tabela1.A1" office:value-type="string">
              <text:p text:style-name="Table_20_Heading">Ganho</text:p>
            </table:table-cell>
          </table:table-row>
        </table:table-header-rows>
        <table:table-row table:style-name="TableLine2717501898928">
          <table:table-cell table:style-name="Tabela1.A1" office:value-type="string">
            <text:p text:style-name="Table_20_Contents">Autonomia do usuário</text:p>
          </table:table-cell>
          <table:table-cell table:style-name="Tabela1.A1" office:value-type="string">
            <text:p text:style-name="Table_20_Contents">Pode criar e personalizar agentes sob demanda</text:p>
          </table:table-cell>
        </table:table-row>
        <table:table-row table:style-name="TableLine2717501898928">
          <table:table-cell table:style-name="Tabela1.A1" office:value-type="string">
            <text:p text:style-name="Table_20_Contents">Governança</text:p>
          </table:table-cell>
          <table:table-cell table:style-name="Tabela1.A1" office:value-type="string">
            <text:p text:style-name="Table_20_Contents">Tudo passa pelo backend (validação + auditoria)</text:p>
          </table:table-cell>
        </table:table-row>
        <table:table-row table:style-name="TableLine2717501898928">
          <table:table-cell table:style-name="Tabela1.A1" office:value-type="string">
            <text:p text:style-name="Table_20_Contents">Reuso</text:p>
          </table:table-cell>
          <table:table-cell table:style-name="Tabela1.A1" office:value-type="string">
            <text:p text:style-name="Table_20_Contents">Novos agentes herdam automaticamente modelo híbrido</text:p>
          </table:table-cell>
        </table:table-row>
        <table:table-row table:style-name="TableLine2717501898928">
          <table:table-cell table:style-name="Tabela1.A1" office:value-type="string">
            <text:p text:style-name="Table_20_Contents">Segurança</text:p>
          </table:table-cell>
          <table:table-cell table:style-name="Tabela1.A1" office:value-type="string">
            <text:p text:style-name="Table_20_Contents">Dados sob RLS e LGPD</text:p>
          </table:table-cell>
        </table:table-row>
        <table:table-row table:style-name="TableLine2717501898928">
          <table:table-cell table:style-name="Tabela1.A1" office:value-type="string">
            <text:p text:style-name="Table_20_Contents">Extensibilidade</text:p>
          </table:table-cell>
          <table:table-cell table:style-name="Tabela1.A1" office:value-type="string">
            <text:p text:style-name="Table_20_Contents">Pode gerar agentes especializados (jurídico, marketing, NFT etc.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5T06:52:25.654000000</meta:creation-date>
    <dc:date>2025-11-05T06:52:56.925000000</dc:date>
    <meta:editing-duration>PT31S</meta:editing-duration>
    <meta:editing-cycles>1</meta:editing-cycles>
    <meta:document-statistic meta:table-count="1" meta:image-count="0" meta:object-count="0" meta:page-count="4" meta:paragraph-count="139" meta:word-count="644" meta:character-count="4952" meta:non-whitespace-character-count="4266"/>
    <meta:generator>LibreOffice/7.3.2.2$Windows_X86_64 LibreOffice_project/49f2b1bff42cfccbd8f788c8dc32c1c309559be0</meta:generator>
  </office:meta>
</office:document-meta>
</file>